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0">
      <text:list-level-style-bullet text:level="1" text:style-name="WW_CharLFO10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0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Título" style:master-page-name="MP0" style:family="paragraph">
      <style:paragraph-properties fo:break-before="page"/>
    </style:style>
    <style:style style:name="T33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4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5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6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T37" style:parent-style-name="Fonteparág.padrão" style:family="text">
      <style:text-properties style:font-name="Times New Roman" fo:font-size="24pt" style:font-size-asian="24pt" style:font-size-complex="24pt" fo:language="pt" fo:country="BR"/>
    </style:style>
    <style:style style:name="P38" style:parent-style-name="Textbody" style:family="paragraph">
      <style:text-properties fo:font-size="24pt" style:font-size-asian="24pt" style:font-size-complex="24pt" fo:language="pt" fo:country="BR"/>
    </style:style>
    <style:style style:name="P39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0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1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2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3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4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45" style:parent-style-name="Textbody" style:family="paragraph">
      <style:paragraph-properties fo:text-align="justify" fo:margin-left="0.9833in">
        <style:tab-stops/>
      </style:paragraph-properties>
      <style:text-properties fo:font-size="12pt" style:font-size-asian="12pt" style:font-size-complex="12pt" fo:language="pt" fo:country="BR"/>
    </style:style>
    <style:style style:name="P46" style:parent-style-name="Textbody" style:family="paragraph">
      <style:paragraph-properties fo:text-align="justify" fo:text-indent="0.4833in"/>
      <style:text-properties fo:font-size="12pt" style:font-size-asian="12pt" style:font-size-complex="12pt" fo:language="pt" fo:country="BR"/>
    </style:style>
    <style:style style:name="P47" style:parent-style-name="Textbody" style:family="paragraph">
      <style:paragraph-properties fo:text-align="justify" fo:text-indent="0.4833in"/>
      <style:text-properties fo:font-size="12pt" style:font-size-asian="12pt" style:font-size-complex="12pt" fo:language="pt" fo:country="BR"/>
    </style:style>
    <style:style style:name="P48" style:parent-style-name="Textbody" style:family="paragraph">
      <style:paragraph-properties fo:text-align="justify" fo:text-indent="0.4833in"/>
      <style:text-properties fo:font-size="12pt" style:font-size-asian="12pt" style:font-size-complex="12pt" fo:language="pt" fo:country="BR"/>
    </style:style>
    <style:style style:name="P49" style:parent-style-name="Textbody" style:family="paragraph">
      <style:paragraph-properties fo:text-align="justify" fo:text-indent="0.4833in"/>
      <style:text-properties fo:font-size="12pt" style:font-size-asian="12pt" style:font-size-complex="12pt" fo:language="pt" fo:country="BR"/>
    </style:style>
    <style:style style:name="P50" style:parent-style-name="Textbody" style:family="paragraph">
      <style:paragraph-properties fo:text-align="justify" fo:text-indent="0.4833in"/>
      <style:text-properties fo:font-size="12pt" style:font-size-asian="12pt" style:font-size-complex="12pt" fo:language="pt" fo:country="BR"/>
    </style:style>
    <style:style style:name="P51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2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3" style:parent-style-name="Textbody" style:list-style-name="WW8Num7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4" style:parent-style-name="Título2" style:family="paragraph">
      <style:text-properties style:font-name="Times New Roman" fo:font-size="12pt" style:font-size-asian="12pt" style:font-size-complex="12pt"/>
    </style:style>
    <style:style style:name="P55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6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7" style:parent-style-name="Textbody" style:list-style-name="WW8Num2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58" style:parent-style-name="Textbody" style:family="paragraph">
      <style:paragraph-properties fo:margin-left="0in">
        <style:tab-stops/>
      </style:paragraph-properties>
      <style:text-properties fo:font-weight="bold" style:font-weight-asian="bold" style:font-weight-complex="bold" fo:font-size="12pt" style:font-size-asian="12pt" style:font-size-complex="12pt" fo:language="pt" fo:country="BR"/>
    </style:style>
    <style:style style:name="P59" style:parent-style-name="Textbody" style:family="paragraph">
      <style:paragraph-properties fo:text-align="justify" fo:margin-left="0.4062in">
        <style:tab-stops/>
      </style:paragraph-properties>
      <style:text-properties fo:font-size="12pt" style:font-size-asian="12pt" style:font-size-complex="12pt" fo:language="pt" fo:country="BR"/>
    </style:style>
    <style:style style:name="P60" style:parent-style-name="Textbody" style:family="paragraph">
      <style:paragraph-properties fo:text-align="justify" fo:margin-left="0.4062in">
        <style:tab-stops/>
      </style:paragraph-properties>
    </style:style>
    <style:style style:name="T61" style:parent-style-name="Fonteparág.padrão" style:family="text">
      <style:text-properties fo:font-size="12pt" style:font-size-asian="12pt" style:font-size-complex="12pt" fo:language="pt" fo:country="BR"/>
    </style:style>
    <style:style style:name="T62" style:parent-style-name="Fonteparág.padrão" style:family="text">
      <style:text-properties fo:font-size="12pt" style:font-size-asian="12pt" style:font-size-complex="12pt" fo:language="pt" fo:country="BR"/>
    </style:style>
    <style:style style:name="P63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64" style:parent-style-name="Textbody" style:family="paragraph">
      <style:paragraph-properties fo:text-align="justify" fo:margin-left="0.4916in" fo:text-indent="0.4916in">
        <style:tab-stops/>
      </style:paragraph-properties>
      <style:text-properties fo:font-size="12pt" style:font-size-asian="12pt" style:font-size-complex="12pt" fo:language="pt" fo:country="BR"/>
    </style:style>
    <style:style style:name="P65" style:parent-style-name="Textbody" style:family="paragraph">
      <style:paragraph-properties fo:text-align="justify" fo:margin-left="0in">
        <style:tab-stops/>
      </style:paragraph-properties>
      <style:text-properties fo:font-size="12pt" style:font-size-asian="12pt" style:font-size-complex="12pt" fo:language="pt" fo:country="BR"/>
    </style:style>
    <style:style style:name="P66" style:parent-style-name="Textbody" style:family="paragraph">
      <style:paragraph-properties fo:text-align="justify" fo:margin-left="0in">
        <style:tab-stops/>
      </style:paragraph-properties>
      <style:text-properties fo:font-weight="bold" style:font-weight-asian="bold" fo:font-size="12pt" style:font-size-asian="12pt" style:font-size-complex="12pt" fo:language="pt" fo:country="BR"/>
    </style:style>
    <style:style style:name="P67" style:parent-style-name="Textbody" style:family="paragraph">
      <style:paragraph-properties fo:text-align="justify" fo:margin-left="0.4895in">
        <style:tab-stops/>
      </style:paragraph-properties>
      <style:text-properties fo:font-size="12pt" style:font-size-asian="12pt" style:font-size-complex="12pt" fo:language="pt" fo:country="BR"/>
    </style:style>
    <style:style style:name="P68" style:parent-style-name="Standard" style:family="paragraph">
      <style:paragraph-properties fo:text-align="justify" fo:margin-left="0.4916in">
        <style:tab-stops/>
      </style:paragraph-properties>
      <style:text-properties fo:language="pt" fo:country="BR"/>
    </style:style>
    <style:style style:name="P69" style:parent-style-name="Standard" style:list-style-name="LFO10" style:family="paragraph">
      <style:paragraph-properties fo:text-align="justify"/>
      <style:text-properties fo:language="pt" fo:country="BR"/>
    </style:style>
    <style:style style:name="P70" style:parent-style-name="Standard" style:list-style-name="LFO11" style:family="paragraph">
      <style:paragraph-properties fo:text-align="justify"/>
      <style:text-properties fo:language="pt" fo:country="BR"/>
    </style:style>
    <style:style style:name="P71" style:parent-style-name="Standard" style:list-style-name="LFO11" style:family="paragraph">
      <style:paragraph-properties fo:text-align="justify"/>
      <style:text-properties fo:language="pt" fo:country="BR"/>
    </style:style>
    <style:style style:name="P72" style:parent-style-name="Textbody" style:family="paragraph">
      <style:paragraph-properties fo:text-align="justify"/>
      <style:text-properties fo:font-size="12pt" style:font-size-asian="12pt" style:font-size-complex="12pt" fo:language="pt" fo:country="BR"/>
    </style:style>
    <style:style style:name="P73" style:parent-style-name="Standard" style:family="paragraph">
      <style:text-properties fo:language="pt" fo:country="BR"/>
    </style:style>
    <style:style style:name="P74" style:parent-style-name="Standard" style:family="paragraph">
      <style:text-properties fo:language="pt" fo:country="BR"/>
    </style:style>
  </office:automatic-styles>
  <office:body>
    <office:text text:use-soft-page-breaks="true">
      <text:p text:style-name="P1"><text:tab/><text:tab/><text:tab/><text:tab/><text:span text:style-name="T33">Memória Virtual</text:span><text:span text:style-name="T34"><text:line-break/></text:span><text:span text:style-name="T35"><text:s/></text:span><text:span text:style-name="T36"><text:tab/></text:span><text:span text:style-name="T37"><text:tab/>Caso de Uso: Cadastrar Usuário</text:span></text:p>
      <text:p text:style-name="P38"/>
      <text:h text:style-name="Título1" text:outline-level="1">Breve Descrição</text:h>
      <text:p text:style-name="P39">O novo usuário deve concluir a etapa de cadastro iniciado no caso de uso enviar convite. Após aceitar o convite<text:s/>algumas informações devem ser fornecidas ao sistema.</text:p>
      <text:h text:style-name="Título1" text:outline-level="1">Breve Descrição dos Atores</text:h>
      <text:p text:style-name="P40">Usuário: Pode ser Admininstrador, Gerente, Catalogador ou Revisor, de acordo com o convite que recebeu.</text:p>
      <text:h text:style-name="Título1" text:outline-level="1">Pré-condições</text:h>
      <text:p text:style-name="P41">- O usuário deve aceitar o convite previamente enviado em<text:s/>seu e-mail, clicando no link. (Ver Caso de Uso 20 - Enviar Convite);</text:p>
      <text:p text:style-name="P42">- Deve haver um pré-cadastro no sistema com o e-mail do usuário para o qual o convite foi enviado.</text:p>
      <text:h text:style-name="Título1" text:outline-level="1">Fluxo Básico de eventos</text:h>
      <text:list text:style-name="WW8Num7">
        <text:list-item text:start-value="1">
          <text:p text:style-name="P43"><text:s text:c="4"/>O usuário clica no link, dentro do prazo (se existir), para<text:s/>aceitar o convite enviado;</text:p>
        </text:list-item>
        <text:list-item>
          <text:p text:style-name="P44"><text:s text:c="3"/>O link exibe a mensagem “Redirecionando” e em seguida a tela de cadastro do sistema contendo os campos obrigatórios e editáveis:<text:s/></text:p>
        </text:list-item>
      </text:list>
      <text:p text:style-name="P45">- E-mail do usuário já preenchido pelo e-mail para o qual o convite foi enviado e que pode ser alterado pelo usuário;</text:p>
      <text:p text:style-name="P46">- Nome Completo;</text:p>
      <text:p text:style-name="P47">- Senha pessoal e intrasferível de 6 caracteres;</text:p>
      <text:p text:style-name="P48">- Instituição a qual está vinculado;</text:p>
      <text:p text:style-name="P49">- opção “Salvar” dados fornecidos no sistema;</text:p>
      <text:p text:style-name="P50">- opção “Cancelar” para desistir de se cadastrar no sistema.</text:p>
      <text:list text:style-name="WW8Num7" text:continue-numbering="true">
        <text:list-item>
          <text:p text:style-name="P51"><text:s text:c="3"/>Após preencher todos<text:s/>os dados obrigatórios o usuário confirma a operação, selecionando a opção “Salvar”;</text:p>
        </text:list-item>
        <text:list-item>
          <text:p text:style-name="P52">O sistema valida o cadastramento e exibe a mensagem “Cadastro Concluído com Sucesso”;</text:p>
        </text:list-item>
        <text:list-item>
          <text:p text:style-name="P53">O<text:s/>caso de uso termina.</text:p>
        </text:list-item>
      </text:list>
      <text:soft-page-break/>
      <text:h text:style-name="Título1" text:outline-level="1">Fluxos Alternativos</text:h>
      <text:h text:style-name="P54" text:outline-level="2">Fluxo Alternativo 1</text:h>
      <text:p text:style-name="P55">Se no<text:s/>passo 1 do Fluxo Básico o prazo expirou, então: <text:s/></text:p>
      <text:list text:style-name="WW8Num2">
        <text:list-item text:start-value="1">
          <text:p text:style-name="P56">O sistema exibe a mensagem ”O Prazo de Confirmação Expirou”;</text:p>
        </text:list-item>
        <text:list-item>
          <text:p text:style-name="P57">O<text:s/>caso de uso termina.</text:p>
        </text:list-item>
      </text:list>
      <text:p text:style-name="P58">Fluxo Alternativo 2</text:p>
      <text:p text:style-name="P59">Se no passo 3 do Fluxo Básico o usuário clica em "Salvar” sem ter preenchido</text:p>
      <text:p text:style-name="P60"><text:span text:style-name="T61">todos o</text:span><text:span text:style-name="T62">s campos, então:</text:span></text:p>
      <text:p text:style-name="P63">1.<text:tab/>sistema exibe a mensagem:</text:p>
      <text:p text:style-name="P64">a.<text:tab/><text:s/>“O campo &lt;nome do campo&gt; não foi preenchido”;</text:p>
      <text:p text:style-name="P65"><text:s text:c="12"/>2. O caso de uso retorna ao passo 3.</text:p>
      <text:p text:style-name="P66">Fluxo Alternativo 3</text:p>
      <text:p text:style-name="P67">Se a qualquer momento o usuário selecionar a opção “Cancelar” o<text:s/>caso de uso termina.</text:p>
      <text:h text:style-name="Título1" text:outline-level="1">Pós-condições</text:h>
      <text:p text:style-name="P68">- Fluxo Básico:<text:s/>O usuário referente ao e-mail e convite fornecidos deve<text:s/>estar cadastrado no sistema, tendo<text:s/>os campos de cadastro preenchidos e permissão para acessar as informações pertinentes ao seu nível de permissão no sistema.</text:p>
      <text:list text:style-name="LFO10" text:continue-numbering="true">
        <text:list-item>
          <text:p text:style-name="P69">Fluxo Alternativo 1:<text:s/>O usuário referente ao e-mail e convite fornecidos deve ser excluído do sistema.</text:p>
        </text:list-item>
      </text:list>
      <text:list text:style-name="LFO11" text:continue-numbering="true">
        <text:list-item>
          <text:list>
            <text:list-item>
              <text:p text:style-name="P70">Fluxo Alternativo 2:<text:s/>O cadastramento do usuário está pendente.</text:p>
            </text:list-item>
            <text:list-item>
              <text:p text:style-name="P71">Fluxo Alternativo 3:<text:s/>O usuário referente ao e-mail e convite fornecidos deve ser excluído do sistema.(Se o prazo de<text:s/>confirmação<text:s/>expirou)</text:p>
            </text:list-item>
          </text:list>
        </text:list-item>
      </text:list>
      <text:h text:style-name="Título1" text:outline-level="1">Requisitos especiais</text:h>
      <text:p text:style-name="P72">Não possui.</text:p>
      <text:p text:style-name="P73"/>
      <text:p text:style-name="P74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2 4 5 3 5 2 3 3 2 2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388in" fo:line-height="11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Standard" style:next-style-name="Standard" style:default-outline-level="1">
      <style:paragraph-properties fo:keep-with-next="always" fo:widows="0" fo:orphans="0" fo:margin-top="0.0833in" fo:margin-bottom="0.0416in" style:line-height-at-least="0.1666in" fo:margin-left="0.5in" fo:text-indent="-0.5in">
        <style:tab-stops/>
      </style:paragraph-properties>
      <style:text-properties style:font-name="Arial" fo:font-weight="bold" style:font-weight-asian="bold" style:font-size-complex="10pt" fo:hyphenate="false"/>
    </style:style>
    <style:style style:name="Título2" style:display-name="Título 2" style:family="paragraph" style:parent-style-name="Título1" style:next-style-name="Standard" style:default-outline-level="2">
      <style:paragraph-properties fo:keep-with-next="auto"/>
      <style:text-properties fo:font-size="10pt" style:font-size-asian="10pt" fo:hyphenate="false"/>
    </style:style>
    <style:style style:name="Título3" style:display-name="Título 3" style:family="paragraph" style:parent-style-name="Título1" style:next-style-name="Textbody" style:default-outline-level="3">
      <style:paragraph-properties fo:keep-with-next="auto" fo:margin-top="0in" fo:margin-bottom="0in"/>
      <style:text-properties fo:font-weight="normal" style:font-weight-asian="normal" style:font-style-complex="italic" fo:font-size="10pt" style:font-size-asian="10pt" fo:hyphenate="false"/>
    </style:style>
    <style:style style:name="Título4" style:display-name="Título 4" style:family="paragraph" style:parent-style-name="Standard" style:next-style-name="Standard" style:default-outline-level="4">
      <style:paragraph-properties fo:keep-with-next="always" fo:margin-top="0.1666in" fo:margin-bottom="0.0416in"/>
      <style:text-properties fo:font-weight="bold" style:font-weight-asian="bold" style:font-weight-complex="bold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6" style:display-name="Título 6" style:family="paragraph" style:parent-style-name="Standard" style:next-style-name="Standard" style:default-outline-level="6">
      <style:paragraph-properties fo:margin-top="0.1666in" fo:margin-bottom="0.0416in"/>
      <style:text-properties fo:font-weight="bold" style:font-weight-asian="bold" style:font-weight-complex="bold" fo:font-size="11pt" style:font-size-asian="11pt" style:font-size-complex="11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Título8" style:display-name="Título 8" style:family="paragraph" style:parent-style-name="Standard" style:next-style-name="Standard" style:default-outline-level="8">
      <style:paragraph-properties fo:margin-top="0.1666in" fo:margin-bottom="0.0416in"/>
      <style:text-properties fo:font-style="italic" style:font-style-asian="italic" style:font-style-complex="italic" fo:hyphenate="false"/>
    </style:style>
    <style:style style:name="Título9" style:display-name="Título 9" style:family="paragraph" style:parent-style-name="Standard" style:next-style-name="Standard" style:default-outline-level="9">
      <style:paragraph-properties fo:margin-top="0.1666in" fo:margin-bottom="0.0416in"/>
      <style:text-properties style:font-name="Arial" style:font-name-complex="Arial" fo:font-size="11pt" style:font-size-asian="11pt" style:font-size-complex="11pt" fo:hyphenate="false"/>
    </style:style>
    <style:style style:name="Normal" style:display-name="Normal" style:family="paragraph">
      <style:paragraph-properties fo:widows="0" fo:orphans="0" fo:margin-bottom="0in" fo:line-height="100%"/>
      <style:text-properties style:font-name="Times New Roman" style:font-name-asian="SimSun" style:font-name-complex="Tahoma" style:letter-kerning="true" fo:font-size="12pt" style:font-size-asian="12pt" style:font-size-complex="12pt" style:language-asian="zh" style:country-asian="CN" style:language-complex="hi" style:country-complex="IN" fo:hyphenate="false"/>
    </style:style>
    <style:style style:name="Fonteparág.padrão" style:display-name="Fonte parág. padrão" style:family="text"/>
    <text:list-style style:name="WW_OutlineListStyle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Título1Char" style:display-name="Título 1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2pt" style:font-size-asian="12pt" style:font-size-complex="10pt" fo:language="en" fo:country="US" style:language-asian="zh" style:country-asian="CN"/>
    </style:style>
    <style:style style:name="Título2Char" style:display-name="Título 2 Char" style:family="text" style:parent-style-name="Fonteparág.padrão">
      <style:text-properties style:font-name="Arial" style:font-name-asian="Times New Roman" style:font-name-complex="Times New Roman" fo:font-weight="bold" style:font-weight-asian="bold" style:letter-kerning="true" fo:font-size="10pt" style:font-size-asian="10pt" style:font-size-complex="10pt" fo:language="en" fo:country="US" style:language-asian="zh" style:country-asian="CN"/>
    </style:style>
    <style:style style:name="Título3Char" style:display-name="Título 3 Char" style:family="text" style:parent-style-name="Fonteparág.padrão">
      <style:text-properties style:font-name="Arial" style:font-name-asian="Times New Roman" style:font-name-complex="Times New Roman" style:font-style-complex="italic" style:letter-kerning="true" fo:font-size="10pt" style:font-size-asian="10pt" style:font-size-complex="10pt" fo:language="en" fo:country="US" style:language-asian="zh" style:country-asian="CN"/>
    </style:style>
    <style:style style:name="Título4Char" style:display-name="Título 4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font-size="14pt" style:font-size-asian="14pt" style:font-size-complex="14pt" fo:language="en" fo:country="US" style:language-asian="zh" style:country-asian="CN"/>
    </style:style>
    <style:style style:name="Título5Char" style:display-name="Título 5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style:letter-kerning="true" fo:font-size="13pt" style:font-size-asian="13pt" style:font-size-complex="13pt" fo:language="en" fo:country="US" style:language-asian="zh" style:country-asian="CN"/>
    </style:style>
    <style:style style:name="Título6Char" style:display-name="Título 6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true" fo:language="en" fo:country="US" style:language-asian="zh" style:country-asian="CN"/>
    </style:style>
    <style:style style:name="Título7Char" style:display-name="Título 7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Título8Char" style:display-name="Título 8 Char" style:family="text" style:parent-style-name="Fonteparág.padrão">
      <style:text-properties style:font-name="Times New Roman" style:font-name-asian="Times New Roman" style:font-name-complex="Times New Roman" fo:font-style="italic" style:font-style-asian="italic" style:font-style-complex="italic" style:letter-kerning="true" fo:font-size="12pt" style:font-size-asian="12pt" style:font-size-complex="12pt" fo:language="en" fo:country="US" style:language-asian="zh" style:country-asian="CN"/>
    </style:style>
    <style:style style:name="Título9Char" style:display-name="Título 9 Char" style:family="text" style:parent-style-name="Fonteparág.padrão">
      <style:text-properties style:font-name="Arial" style:font-name-asian="Times New Roman" style:font-name-complex="Arial" style:letter-kerning="true" fo:language="en" fo:country="US" style:language-asian="zh" style:country-asian="CN"/>
    </style:style>
    <style:style style:name="Standard" style:display-name="Standard" style:family="paragraph">
      <style:paragraph-properties fo:margin-bottom="0in" fo:line-height="100%"/>
      <style:text-properties style:font-name="Times New Roman" style:font-name-asian="Times New Roman" style:letter-kerning="true" fo:font-size="12pt" style:font-size-asian="12pt" style:font-size-complex="12pt" fo:language="en" fo:country="US" style:language-asian="zh" style:country-asian="CN"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SimSun" style:font-name-complex="Tahoma" fo:font-size="14pt" style:font-size-asian="14pt" style:font-size-complex="14pt" fo:hyphenate="false"/>
    </style:style>
    <style:style style:name="TítuloChar" style:display-name="Título Char" style:family="text" style:parent-style-name="Fonteparág.padrão">
      <style:text-properties style:font-name="Arial" style:font-name-asian="SimSun" style:font-name-complex="Tahoma" style:letter-kerning="true" fo:font-size="14pt" style:font-size-asian="14pt" style:font-size-complex="14pt" fo:language="en" fo:country="US" style:language-asian="zh" style:country-asian="CN"/>
    </style:style>
    <style:style style:name="Textbody" style:display-name="Text body" style:family="paragraph" style:parent-style-name="Standard">
      <style:paragraph-properties fo:keep-together="always" fo:widows="0" fo:orphans="0" fo:margin-bottom="0.0833in" style:line-height-at-least="0.1666in" fo:margin-left="0.5in">
        <style:tab-stops/>
      </style:paragraph-properties>
      <style:text-properties fo:font-size="10pt" style:font-size-asian="10pt" style:font-size-complex="10pt" fo:hyphenate="false"/>
    </style:style>
    <style:style style:name="Cabeçalho" style:display-name="Cabeçalho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Rodapé" style:display-name="Rodapé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style:letter-kerning="true" fo:font-size="12pt" style:font-size-asian="12pt" style:font-size-complex="12pt" fo:language="en" fo:country="US" style:language-asian="zh" style:country-asian="CN"/>
    </style:style>
    <style:style style:name="Númerodepágina" style:display-name="Número de página" style:family="text" style:parent-style-name="Fonteparág.padrão"/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asian="SimSun" style:font-name-complex="Mangal" style:letter-kerning="true" fo:font-size="8pt" style:font-size-asian="8pt" style:font-size-complex="7pt" style:language-asian="zh" style:country-asian="CN" style:language-complex="hi" style:country-complex="IN"/>
    </style:style>
    <text:list-style style:name="WW_OutlineListStyle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8Num2" style:display-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list-style style:name="WW8Num7" style:display-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1">
        <style:list-level-properties/>
      </text:outline-level-style>
      <text:outline-level-style text:level="2" style:num-format="1" text:display-levels="2">
        <style:list-level-properties/>
      </text:outline-level-style>
      <text:outline-level-style text:level="3" style:num-format="1" text:display-levels="3">
        <style:list-level-properties/>
      </text:outline-level-style>
      <text:outline-level-style text:level="4" style:num-format="1" text:display-levels="4">
        <style:list-level-properties/>
      </text:outline-level-style>
      <text:outline-level-style text:level="5" style:num-format="1" text:display-levels="5">
        <style:list-level-properties/>
      </text:outline-level-style>
      <text:outline-level-style text:level="6" style:num-format="1" text:display-levels="6">
        <style:list-level-properties/>
      </text:outline-level-style>
      <text:outline-level-style text:level="7" style:num-format="1" text:display-levels="7">
        <style:list-level-properties/>
      </text:outline-level-style>
      <text:outline-level-style text:level="8" style:num-format="1" text:display-levels="8">
        <style:list-level-properties/>
      </text:outline-level-style>
      <text:outline-level-style text:level="9" style:num-format="1" text:display-levels="9">
        <style:list-level-properties/>
      </text:outline-level-style>
    </text:outline-style>
    <style:style style:name="WW_CharLFO10LVL1" style:family="text">
      <style:text-properties style:font-name="Courier New" style:font-name-complex="Courier New"/>
    </style:style>
    <style:style style:name="WW_CharLFO10LVL2" style:family="text">
      <style:text-properties style:font-name="Courier New" style:font-name-complex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 style:font-name-complex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 style:font-name-complex="Courier New"/>
    </style:style>
    <style:style style:name="WW_CharLFO10LVL9" style:family="text">
      <style:text-properties style:font-name="Wingdings"/>
    </style:style>
    <style:style style:name="WW_CharLFO11LVL1" style:family="text">
      <style:text-properties style:font-name="Symbol"/>
    </style:style>
    <style:style style:name="WW_CharLFO11LVL2" style:family="text">
      <style:text-properties style:font-name="Courier New" style:font-name-complex="Courier New"/>
    </style:style>
    <style:style style:name="WW_CharLFO11LVL3" style:family="text">
      <style:text-properties style:font-name="Wingdings"/>
    </style:style>
    <style:style style:name="WW_CharLFO11LVL4" style:family="text">
      <style:text-properties style:font-name="Symbol"/>
    </style:style>
    <style:style style:name="WW_CharLFO11LVL5" style:family="text">
      <style:text-properties style:font-name="Courier New" style:font-name-complex="Courier New"/>
    </style:style>
    <style:style style:name="WW_CharLFO11LVL6" style:family="text">
      <style:text-properties style:font-name="Wingdings"/>
    </style:style>
    <style:style style:name="WW_CharLFO11LVL7" style:family="text">
      <style:text-properties style:font-name="Symbol"/>
    </style:style>
    <style:style style:name="WW_CharLFO11LVL8" style:family="text">
      <style:text-properties style:font-name="Courier New" style:font-name-complex="Courier New"/>
    </style:style>
    <style:style style:name="WW_CharLFO1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0">
      <text:list-level-style-bullet text:level="1" text:style-name="WW_CharLFO10LVL1" text:bullet-char="o">
        <style:list-level-properties text:space-before="0.7395in" text:min-label-width="0.25in"/>
        <style:text-properties style:font-name="Courier New"/>
      </text:list-level-style-bullet>
      <text:list-level-style-bullet text:level="2" text:style-name="WW_CharLFO10LVL2" text:bullet-char="o">
        <style:list-level-properties text:space-before="1.2395in" text:min-label-width="0.25in"/>
        <style:text-properties style:font-name="Courier New"/>
      </text:list-level-style-bullet>
      <text:list-level-style-bullet text:level="3" text:style-name="WW_CharLFO10LVL3" text:bullet-char="">
        <style:list-level-properties text:space-before="1.7395in" text:min-label-width="0.25in"/>
        <style:text-properties style:font-name="Wingdings"/>
      </text:list-level-style-bullet>
      <text:list-level-style-bullet text:level="4" text:style-name="WW_CharLFO10LVL4" text:bullet-char="">
        <style:list-level-properties text:space-before="2.2395in" text:min-label-width="0.25in"/>
        <style:text-properties style:font-name="Symbol"/>
      </text:list-level-style-bullet>
      <text:list-level-style-bullet text:level="5" text:style-name="WW_CharLFO10LVL5" text:bullet-char="o">
        <style:list-level-properties text:space-before="2.7395in" text:min-label-width="0.25in"/>
        <style:text-properties style:font-name="Courier New"/>
      </text:list-level-style-bullet>
      <text:list-level-style-bullet text:level="6" text:style-name="WW_CharLFO10LVL6" text:bullet-char="">
        <style:list-level-properties text:space-before="3.2395in" text:min-label-width="0.25in"/>
        <style:text-properties style:font-name="Wingdings"/>
      </text:list-level-style-bullet>
      <text:list-level-style-bullet text:level="7" text:style-name="WW_CharLFO10LVL7" text:bullet-char="">
        <style:list-level-properties text:space-before="3.7395in" text:min-label-width="0.25in"/>
        <style:text-properties style:font-name="Symbol"/>
      </text:list-level-style-bullet>
      <text:list-level-style-bullet text:level="8" text:style-name="WW_CharLFO10LVL8" text:bullet-char="o">
        <style:list-level-properties text:space-before="4.2395in" text:min-label-width="0.25in"/>
        <style:text-properties style:font-name="Courier New"/>
      </text:list-level-style-bullet>
      <text:list-level-style-bullet text:level="9" text:style-name="WW_CharLFO10LVL9" text:bullet-char="">
        <style:list-level-properties text:space-before="4.7395in" text:min-label-width="0.25in"/>
        <style:text-properties style:font-name="Wingdings"/>
      </text:list-level-style-bullet>
    </text:list-style>
    <text:list-style style:name="LFO11">
      <text:list-level-style-bullet text:level="1" text:style-name="WW_CharLFO1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0.7152in" style:use-optimal-column-width="false"/>
    </style:style>
    <style:style style:name="TableColumn4" style:family="table-column">
      <style:table-column-properties style:column-width="4.2638in" style:use-optimal-column-width="false"/>
    </style:style>
    <style:style style:name="TableColumn5" style:family="table-column">
      <style:table-column-properties style:column-width="1.1041in" style:use-optimal-column-width="false"/>
    </style:style>
    <style:style style:name="Table2" style:family="table">
      <style:table-properties style:width="6.0833in" fo:margin-left="-0.0798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onteparág.padrão" style:family="text">
      <style:text-properties fo:font-size="10pt" style:font-size-asian="10pt" fo:language="pt" fo:country="BR" style:language-asian="pt" style:country-asian="BR"/>
    </style:style>
    <style:style style:name="TableCell10" style:family="table-cell">
      <style:table-cell-properties fo:border-top="0.0069in solid #000000" fo:border-left="0.0069in solid #000000" fo:border-bottom="0.0069in solid #000000" fo:border-right="none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P12" style:parent-style-name="Standard" style:family="paragraph">
      <style:paragraph-properties style:snap-to-layout-grid="false" fo:text-align="center"/>
      <style:text-properties fo:font-size="10pt" style:font-size-asian="10pt" fo:language="pt" fo:country="BR"/>
    </style:style>
    <style:style style:name="TableCell13" style:family="table-cell">
      <style:table-cell-properties fo:border="0.0069in solid #000000" fo:padding-top="0in" fo:padding-left="0.075in" fo:padding-bottom="0in" fo:padding-right="0.075in"/>
    </style:style>
    <style:style style:name="P14" style:parent-style-name="Standard" style:family="paragraph">
      <style:paragraph-properties style:snap-to-layout-grid="false" fo:margin-top="0.0277in" fo:margin-right="0.0472in">
        <style:tab-stops>
          <style:tab-stop style:type="left" style:position="0.7881in"/>
        </style:tab-stops>
      </style:paragraph-properties>
      <style:text-properties fo:font-size="10pt" style:font-size-asian="10pt"/>
    </style:style>
    <style:style style:name="TableRow15" style:family="table-row">
      <style:table-row-properties style:min-row-height="0.0326in" style:use-optimal-row-height="false"/>
    </style:style>
    <style:style style:name="TableCell16" style:family="table-cell">
      <style:table-cell-properties fo:border="0.0069in solid #000000" fo:padding-top="0in" fo:padding-left="0.075in" fo:padding-bottom="0in" fo:padding-right="0.075in"/>
    </style:style>
    <style:style style:name="P17" style:parent-style-name="Standard" style:family="paragraph">
      <style:paragraph-properties style:snap-to-layout-grid="false"/>
      <style:text-properties fo:font-size="10pt" style:font-size-asian="10pt"/>
    </style:style>
    <style:style style:name="TableColumn19" style:family="table-column">
      <style:table-column-properties style:column-width="2.1958in" style:use-optimal-column-width="false"/>
    </style:style>
    <style:style style:name="TableColumn20" style:family="table-column">
      <style:table-column-properties style:column-width="2.1958in" style:use-optimal-column-width="false"/>
    </style:style>
    <style:style style:name="TableColumn21" style:family="table-column">
      <style:table-column-properties style:column-width="1.6833in" style:use-optimal-column-width="false"/>
    </style:style>
    <style:style style:name="Table18" style:family="table">
      <style:table-properties style:width="6.075in" fo:margin-left="-0.075in" table:align="left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="none" fo:padding-top="0in" fo:padding-left="0.075in" fo:padding-bottom="0in" fo:padding-right="0.075in"/>
    </style:style>
    <style:style style:name="P24" style:parent-style-name="Standard" style:family="paragraph">
      <style:paragraph-properties style:snap-to-layout-grid="false" fo:margin-right="0.25in"/>
      <style:text-properties fo:font-size="10pt" style:font-size-asian="10pt"/>
    </style:style>
    <style:style style:name="TableCell25" style:family="table-cell">
      <style:table-cell-properties fo:border="none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 fo:text-align="center"/>
      <style:text-properties fo:font-size="10pt" style:font-size-asian="10pt"/>
    </style:style>
    <style:style style:name="TableCell27" style:family="table-cell">
      <style:table-cell-properties fo:border="none" fo:padding-top="0in" fo:padding-left="0.075in" fo:padding-bottom="0in" fo:padding-right="0.075in"/>
    </style:style>
    <style:style style:name="P28" style:parent-style-name="Standard" style:family="paragraph">
      <style:paragraph-properties style:snap-to-layout-grid="false" fo:text-align="end"/>
    </style:style>
    <style:style style:name="T29" style:parent-style-name="Fonteparág.padrão" style:family="text">
      <style:text-properties fo:font-size="10pt" style:font-size-asian="10pt"/>
    </style:style>
    <style:style style:name="T30" style:parent-style-name="Númerodepágina" style:family="text">
      <style:text-properties fo:font-size="10pt" style:font-size-asian="10pt"/>
    </style:style>
    <style:style style:name="T31" style:parent-style-name="Númerodepágina" style:family="text">
      <style:text-properties fo:font-size="10pt" style:font-size-asian="10pt"/>
    </style:style>
    <style:style style:name="T32" style:parent-style-name="Númerodepágina" style:family="text">
      <style:text-properties fo:font-size="10pt" style:font-size-asian="10pt" style:font-size-complex="10p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 table:number-rows-spanned="2">
              <text:p text:style-name="P8"><text:span text:style-name="T9"><draw:frame draw:style-name="a0" draw:name="figura1" text:anchor-type="as-char" svg:x="0in" svg:y="0in" svg:width="0.59528in" svg:height="0.49843in" style:rel-width="scale" style:rel-height="scale"><draw:image xlink:href="media/image1.png" xlink:type="simple" xlink:show="embed" xlink:actuate="onLoad"/><svg:title/><svg:desc/></draw:frame></text:span></text:p>
            </table:table-cell>
            <table:table-cell table:style-name="TableCell10" table:number-rows-spanned="2">
              <text:p text:style-name="P11"/>
              <text:p text:style-name="P12">Documento de Especificação de Casos de Uso – CDU 12</text:p>
            </table:table-cell>
            <table:table-cell table:style-name="TableCell13">
              <text:p text:style-name="P14">Versão do documento: 1.0</text:p>
            </table:table-cell>
          </table:table-row>
          <table:table-row table:style-name="TableRow15">
            <table:covered-table-cell>
              <text:p text:style-name="Normal"/>
            </table:covered-table-cell>
            <table:covered-table-cell>
              <text:p text:style-name="Normal"/>
            </table:covered-table-cell>
            <table:table-cell table:style-name="TableCell16">
              <text:p text:style-name="P17"><text:s text:c="2"/>Data: <text:s/>24/03/11</text:p>
            </table:table-cell>
          </table:table-row>
        </table:table>
        <text:p text:style-name="Cabeçalho"/>
      </style:header>
      <style:footer>
        <table:table table:style-name="Table18">
          <table:table-columns>
            <table:table-column table:style-name="TableColumn19"/>
            <table:table-column table:style-name="TableColumn20"/>
            <table:table-column table:style-name="TableColumn21"/>
          </table:table-columns>
          <table:table-row table:style-name="TableRow22">
            <table:table-cell table:style-name="TableCell23">
              <text:p text:style-name="P24">Confidencial</text:p>
            </table:table-cell>
            <table:table-cell table:style-name="TableCell25">
              <text:p text:style-name="P26">ICMC – USP, 2010</text:p>
            </table:table-cell>
            <table:table-cell table:style-name="TableCell27">
              <text:p text:style-name="P28"><text:span text:style-name="T29">Página<text:s/></text:span><text:span text:style-name="T30"><text:page-number text:fixed="false">2</text:page-number></text:span><text:span text:style-name="T31"><text:s/>de<text:s/></text:span><text:span text:style-name="T32"><text:page-count style:num-format="1">2</text:page-count></text:span></text:p>
            </table:table-cell>
          </table:table-row>
        </table:table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Cris</meta:initial-creator>
    <dc:creator>Cris</dc:creator>
    <meta:creation-date>2011-03-30T02:48:00Z</meta:creation-date>
    <dc:date>2011-03-30T08:02:00Z</dc:date>
    <meta:template xlink:href="Normal.dotm" xlink:type="simple"/>
    <meta:editing-cycles>36</meta:editing-cycles>
    <meta:editing-duration>PT1680S</meta:editing-duration>
    <meta:document-statistic meta:page-count="2" meta:paragraph-count="5" meta:word-count="393" meta:character-count="2512" meta:row-count="17" meta:non-whitespace-character-count="2124"/>
  </office:meta>
</office:document-meta>
</file>